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20c4ef" officeooo:paragraph-rsid="0020c4ef" style:font-style-asian="italic" style:font-style-complex="italic"/>
    </style:style>
    <style:style style:name="P4" style:family="paragraph" style:parent-style-name="Standard">
      <style:paragraph-properties fo:break-before="page"/>
      <style:text-properties officeooo:rsid="00150b9f" officeooo:paragraph-rsid="00150b9f"/>
    </style:style>
    <style:style style:name="P5" style:family="paragraph" style:parent-style-name="Standard">
      <style:text-properties officeooo:rsid="00150b9f" officeooo:paragraph-rsid="00150b9f"/>
    </style:style>
    <style:style style:name="P6" style:family="paragraph" style:parent-style-name="Text_20_body">
      <style:paragraph-properties fo:padding="0.049cm" fo:border="0.06pt solid #d9d9e3"/>
    </style:style>
    <style:style style:name="P7" style:family="paragraph" style:parent-style-name="Text_20_body">
      <style:text-properties officeooo:rsid="00150b9f" officeooo:paragraph-rsid="00150b9f"/>
    </style:style>
    <style:style style:name="P8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51414"/>
    </style:style>
    <style:style style:name="T3" style:family="text">
      <style:text-properties officeooo:rsid="0016f151"/>
    </style:style>
    <style:style style:name="T4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1">Pregunta 1:</text:span></text:span> ¿Qué son las expresiones regulares en el contexto de búsqueda de texto?</text:p>
      <text:p text:style-name="P6"><text:span text:style-name="Strong_20_Emphasis"><text:span text:style-name="T1">Respuesta 1:</text:span></text:span> Las expresiones regulares son patrones de búsqueda que se utilizan para encontrar texto en archivos de manera más flexible y precisa.</text:p>
      <text:p text:style-name="Horizontal_20_Line"/>
      <text:p text:style-name="P6"><text:span text:style-name="Strong_20_Emphasis"><text:span text:style-name="T1">Pregunta 2:</text:span></text:span> ¿Cuál es el comando en la línea de comandos para buscar texto en un archivo utilizando expresiones regulares?</text:p>
      <text:p text:style-name="P6"><text:span text:style-name="Strong_20_Emphasis"><text:span text:style-name="T1">Respuesta 2:</text:span></text:span> El comando para buscar texto utilizando expresiones regulares es <text:span text:style-name="Source_20_Text"><text:span text:style-name="T1">grep</text:span></text:span>.</text:p>
      <text:p text:style-name="Horizontal_20_Line"/>
      <text:p text:style-name="P6"><text:span text:style-name="Strong_20_Emphasis"><text:span text:style-name="T1">Pregunta 3:</text:span></text:span> ¿Cuál es la secuencia especial en una expresión regular que representa cualquier carácter en <text:span text:style-name="Source_20_Text"><text:span text:style-name="T1">grep</text:span></text:span>?</text:p>
      <text:p text:style-name="P6"><text:span text:style-name="Strong_20_Emphasis"><text:span text:style-name="T1">Respuesta 3:</text:span></text:span> La secuencia especial que representa cualquier carácter es <text:span text:style-name="Source_20_Text"><text:span text:style-name="T1">.</text:span></text:span> (punto) en <text:span text:style-name="Source_20_Text"><text:span text:style-name="T1">grep</text:span></text:span>.</text:p>
      <text:p text:style-name="Horizontal_20_Line"/>
      <text:p text:style-name="P6"><text:span text:style-name="Strong_20_Emphasis"><text:span text:style-name="T1">Pregunta 4:</text:span></text:span> ¿Cuál es el metacaracter que se utiliza para representar el principio de una línea en una expresión regular?</text:p>
      <text:p text:style-name="P6"><text:span text:style-name="Strong_20_Emphasis"><text:span text:style-name="T1">Respuesta 4:</text:span></text:span> El metacaracter <text:span text:style-name="Source_20_Text"><text:span text:style-name="T1">^</text:span></text:span> se utiliza para representar el principio de una línea en una expresión regular.</text:p>
      <text:p text:style-name="Horizontal_20_Line"/>
      <text:p text:style-name="P6"><text:span text:style-name="Strong_20_Emphasis"><text:span text:style-name="T1">Pregunta 5:</text:span></text:span> ¿Cuál es el metacaracter que se utiliza para representar el final de una línea en una expresión regular?</text:p>
      <text:p text:style-name="P6"><text:span text:style-name="Strong_20_Emphasis"><text:span text:style-name="T1">Respuesta 5:</text:span></text:span> El metacaracter <text:span text:style-name="Source_20_Text"><text:span text:style-name="T1">$</text:span></text:span> se utiliza para representar el final de una línea en una expresión regular.</text:p>
      <text:p text:style-name="Horizontal_20_Line"/>
      <text:p text:style-name="P6"><text:span text:style-name="Strong_20_Emphasis"><text:span text:style-name="T1">Pregunta 6:</text:span></text:span> ¿Cuál es el metacaracter que se utiliza para hacer coincidir un carácter literal en una expresión regular en <text:span text:style-name="Source_20_Text"><text:span text:style-name="T1">grep</text:span></text:span>?</text:p>
      <text:p text:style-name="P6"><text:span text:style-name="Strong_20_Emphasis"><text:span text:style-name="T1">Respuesta 6:</text:span></text:span> El metacaracter <text:span text:style-name="Source_20_Text"><text:span text:style-name="T1">\</text:span></text:span> (barra invertida) se utiliza para hacer coincidir un carácter literal en una expresión regular.</text:p>
      <text:p text:style-name="Horizontal_20_Line"/>
      <text:p text:style-name="P6"><text:span text:style-name="Strong_20_Emphasis"><text:span text:style-name="T1">Pregunta 7:</text:span></text:span> ¿Cuál es el modificador en <text:span text:style-name="Source_20_Text"><text:span text:style-name="T1">grep</text:span></text:span> que permite realizar búsquedas sin distinguir entre mayúsculas y minúsculas?</text:p>
      <text:p text:style-name="P6"><text:soft-page-break/><text:span text:style-name="Strong_20_Emphasis"><text:span text:style-name="T1">Respuesta 7:</text:span></text:span> El modificador <text:span text:style-name="Source_20_Text"><text:span text:style-name="T1">-i</text:span></text:span> en <text:span text:style-name="Source_20_Text"><text:span text:style-name="T1">grep</text:span></text:span> permite realizar búsquedas sin distinguir entre mayúsculas y minúsculas.</text:p>
      <text:p text:style-name="Horizontal_20_Line"/>
      <text:p text:style-name="P6"><text:span text:style-name="Strong_20_Emphasis"><text:span text:style-name="T1">Pregunta 8:</text:span></text:span> ¿Cuál es el modificador en <text:span text:style-name="Source_20_Text"><text:span text:style-name="T1">grep</text:span></text:span> que muestra el número de línea junto con las coincidencias encontradas?</text:p>
      <text:p text:style-name="P6"><text:span text:style-name="Strong_20_Emphasis"><text:span text:style-name="T1">Respuesta 8:</text:span></text:span> El modificador <text:span text:style-name="Source_20_Text"><text:span text:style-name="T1">-n</text:span></text:span> en <text:span text:style-name="Source_20_Text"><text:span text:style-name="T1">grep</text:span></text:span> muestra el número de línea junto con las coincidencias encontradas.</text:p>
      <text:p text:style-name="Horizontal_20_Line"/>
      <text:p text:style-name="P6"><text:span text:style-name="Strong_20_Emphasis"><text:span text:style-name="T1">Pregunta 9:</text:span></text:span> ¿Cuál es el modificador en <text:span text:style-name="Source_20_Text"><text:span text:style-name="T1">grep</text:span></text:span> que muestra solo las líneas que no coinciden con el patrón?</text:p>
      <text:p text:style-name="P6"><text:span text:style-name="Strong_20_Emphasis"><text:span text:style-name="T1">Respuesta 9:</text:span></text:span> El modificador <text:span text:style-name="Source_20_Text"><text:span text:style-name="T1">-v</text:span></text:span> en <text:span text:style-name="Source_20_Text"><text:span text:style-name="T1">grep</text:span></text:span> muestra solo las líneas que no coinciden con el patrón.</text:p>
      <text:p text:style-name="Horizontal_20_Line"/>
      <text:p text:style-name="P6"><text:span text:style-name="Strong_20_Emphasis"><text:span text:style-name="T1">Pregunta 10:</text:span></text:span> ¿Cuál es el comando en la línea de comandos para buscar y reemplazar texto utilizando expresiones regulares?</text:p>
      <text:p text:style-name="P6"><text:span text:style-name="Strong_20_Emphasis"><text:span text:style-name="T1">Respuesta 10:</text:span></text:span> El comando para buscar y reemplazar texto utilizando expresiones regulares es <text:span text:style-name="Source_20_Text"><text:span text:style-name="T1">sed</text:span></text:span>.</text:p>
      <text:p text:style-name="Horizontal_20_Line"/>
      <text:p text:style-name="P6"><text:span text:style-name="Strong_20_Emphasis"><text:span text:style-name="T1">Pregunta 11:</text:span></text:span> ¿Cuál es el metacaracter en <text:span text:style-name="Source_20_Text"><text:span text:style-name="T1">sed</text:span></text:span> que se utiliza para representar cualquier carácter en una expresión regular?</text:p>
      <text:p text:style-name="P6"><text:span text:style-name="Strong_20_Emphasis"><text:span text:style-name="T1">Respuesta 11:</text:span></text:span> El metacaracter <text:span text:style-name="Source_20_Text"><text:span text:style-name="T1">.</text:span></text:span> (punto) en <text:span text:style-name="Source_20_Text"><text:span text:style-name="T1">sed</text:span></text:span> representa cualquier carácter en una expresión regular.</text:p>
      <text:p text:style-name="Horizontal_20_Line"/>
      <text:p text:style-name="P6"><text:span text:style-name="Strong_20_Emphasis"><text:span text:style-name="T1">Pregunta 12:</text:span></text:span> ¿Cuál es el metacaracter en <text:span text:style-name="Source_20_Text"><text:span text:style-name="T1">sed</text:span></text:span> que se utiliza para representar el principio de una línea en una expresión regular?</text:p>
      <text:p text:style-name="P6"><text:span text:style-name="Strong_20_Emphasis"><text:span text:style-name="T1">Respuesta 12:</text:span></text:span> El metacaracter <text:span text:style-name="Source_20_Text"><text:span text:style-name="T1">^</text:span></text:span> se utiliza para representar el principio de una línea en una expresión regular en <text:span text:style-name="Source_20_Text"><text:span text:style-name="T1">sed</text:span></text:span>.</text:p>
      <text:p text:style-name="Horizontal_20_Line"/>
      <text:p text:style-name="P6"><text:span text:style-name="Strong_20_Emphasis"><text:span text:style-name="T1">Pregunta 13:</text:span></text:span> ¿Cuál es el metacaracter en <text:span text:style-name="Source_20_Text"><text:span text:style-name="T1">sed</text:span></text:span> que se utiliza para representar el final de una línea en una expresión regular?</text:p>
      <text:p text:style-name="P6"><text:soft-page-break/><text:span text:style-name="Strong_20_Emphasis"><text:span text:style-name="T1">Respuesta 13:</text:span></text:span> El metacaracter <text:span text:style-name="Source_20_Text"><text:span text:style-name="T1">$</text:span></text:span> se utiliza para representar el final de una línea en una expresión regular en <text:span text:style-name="Source_20_Text"><text:span text:style-name="T1">sed</text:span></text:span>.</text:p>
      <text:p text:style-name="Horizontal_20_Line"/>
      <text:p text:style-name="P6"><text:span text:style-name="Strong_20_Emphasis"><text:span text:style-name="T1">Pregunta 14:</text:span></text:span> ¿Cuál es el modificador en <text:span text:style-name="Source_20_Text"><text:span text:style-name="T1">sed</text:span></text:span> que permite realizar búsquedas y reemplazos en todas las coincidencias de una línea?</text:p>
      <text:p text:style-name="P6"><text:span text:style-name="Strong_20_Emphasis"><text:span text:style-name="T1">Respuesta 14:</text:span></text:span> El modificador <text:span text:style-name="Source_20_Text"><text:span text:style-name="T1">g</text:span></text:span> (global) en <text:span text:style-name="Source_20_Text"><text:span text:style-name="T1">sed</text:span></text:span> permite realizar búsquedas y reemplazos en todas las coincidencias de una línea.</text:p>
      <text:p text:style-name="Horizontal_20_Line"/>
      <text:p text:style-name="P6"><text:span text:style-name="Strong_20_Emphasis"><text:span text:style-name="T1">Pregunta 15:</text:span></text:span> ¿Cuál es el modificador en <text:span text:style-name="Source_20_Text"><text:span text:style-name="T1">sed</text:span></text:span> que permite realizar búsquedas y reemplazos de forma interactiva?</text:p>
      <text:p text:style-name="P6"><text:span text:style-name="Strong_20_Emphasis"><text:span text:style-name="T1">Respuesta 15:</text:span></text:span> El modificador <text:span text:style-name="Source_20_Text"><text:span text:style-name="T1">i</text:span></text:span> (interactivo) en <text:span text:style-name="Source_20_Text"><text:span text:style-name="T1">sed</text:span></text:span> permite realizar búsquedas y reemplazos de forma interactiva, solicitando confirmación.</text:p>
      <text:p text:style-name="Horizontal_20_Line"/>
      <text:p text:style-name="P6"><text:span text:style-name="Strong_20_Emphasis"><text:span text:style-name="T1">Pregunta 16:</text:span></text:span> ¿Cuál es el modificador en <text:span text:style-name="Source_20_Text"><text:span text:style-name="T1">sed</text:span></text:span> que permite realizar cambios en el archivo original y guardarlos?</text:p>
      <text:p text:style-name="P6"><text:span text:style-name="Strong_20_Emphasis"><text:span text:style-name="T1">Respuesta 16:</text:span></text:span> El modificador <text:span text:style-name="Source_20_Text"><text:span text:style-name="T1">-i</text:span></text:span> en <text:span text:style-name="Source_20_Text"><text:span text:style-name="T1">sed</text:span></text:span> permite realizar cambios en el archivo original y guardarlos.</text:p>
      <text:p text:style-name="Horizontal_20_Line"/>
      <text:p text:style-name="P6"><text:span text:style-name="Strong_20_Emphasis"><text:span text:style-name="T1">Pregunta 17:</text:span></text:span> ¿Cuál es el comando en la línea de comandos para buscar y reemplazar texto en múltiples archivos utilizando expresiones regulares?</text:p>
      <text:p text:style-name="P6"><text:span text:style-name="Strong_20_Emphasis"><text:span text:style-name="T1">Respuesta 17:</text:span></text:span> El comando para buscar y reemplazar texto en múltiples archivos utilizando expresiones regulares es <text:span text:style-name="Source_20_Text"><text:span text:style-name="T1">find</text:span></text:span> junto con <text:span text:style-name="Source_20_Text"><text:span text:style-name="T1">sed</text:span></text:span>.</text:p>
      <text:p text:style-name="Horizontal_20_Line"/>
      <text:p text:style-name="P6"><text:span text:style-name="Strong_20_Emphasis"><text:span text:style-name="T1">Pregunta 18:</text:span></text:span> ¿Cuál es el metacaracter que se utiliza en una expresión regular para hacer coincidir uno o más caracteres repetidos en <text:span text:style-name="Source_20_Text"><text:span text:style-name="T1">grep</text:span></text:span>?</text:p>
      <text:p text:style-name="P6"><text:span text:style-name="Strong_20_Emphasis"><text:span text:style-name="T1">Respuesta 18:</text:span></text:span> El metacaracter <text:span text:style-name="Source_20_Text"><text:span text:style-name="T1">+</text:span></text:span> se utiliza en una expresión regular para hacer coincidir uno o más caracteres repetidos en <text:span text:style-name="Source_20_Text"><text:span text:style-name="T1">grep</text:span></text:span>.</text:p>
      <text:p text:style-name="Horizontal_20_Line"/>
      <text:p text:style-name="P6"><text:soft-page-break/><text:span text:style-name="Strong_20_Emphasis"><text:span text:style-name="T1">Pregunta 19:</text:span></text:span> ¿Cuál es el metacaracter que se utiliza en una expresión regular para hacer coincidir cero o más caracteres repetidos en <text:span text:style-name="Source_20_Text"><text:span text:style-name="T1">grep</text:span></text:span>?</text:p>
      <text:p text:style-name="P6"><text:span text:style-name="Strong_20_Emphasis"><text:span text:style-name="T1">Respuesta 19:</text:span></text:span> El metacaracter <text:span text:style-name="Source_20_Text"><text:span text:style-name="T1">*</text:span></text:span> se utiliza en una expresión regular para hacer coincidir cero o más caracteres repetidos en <text:span text:style-name="Source_20_Text"><text:span text:style-name="T1">grep</text:span></text:span>.</text:p>
      <text:p text:style-name="Horizontal_20_Line"/>
      <text:p text:style-name="P6"><text:span text:style-name="Strong_20_Emphasis"><text:span text:style-name="T1">Pregunta 20:</text:span></text:span> ¿Cuál es el modificador en <text:span text:style-name="Source_20_Text"><text:span text:style-name="T1">grep</text:span></text:span> que permite buscar texto en múltiples archivos recursivamente en un directorio y sus subdirectorios?</text:p>
      <text:p text:style-name="P6"><text:span text:style-name="Strong_20_Emphasis"><text:span text:style-name="T1">Respuesta 20:</text:span></text:span> El modificador <text:span text:style-name="Source_20_Text"><text:span text:style-name="T1">-r</text:span></text:span> (recursivo) en <text:span text:style-name="Source_20_Text"><text:span text:style-name="T1">grep</text:span></text:span> permite buscar texto en múltiples archivos de manera recursiva en un directorio y sus subdirectorios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0c4ef" officeooo:paragraph-rsid="0020c4ef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Comandos GNU/linux</text:p>
        <text:p text:style-name="MP2">Realizar búsquedas en archivos de texto usando expresiones regulares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07:38.373220540</dc:date>
    <meta:editing-duration>PT2H2M49S</meta:editing-duration>
    <meta:editing-cycles>24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770" meta:character-count="4817" meta:non-whitespace-character-count="4090"/>
  </office:meta>
</office:document-meta>
</file>